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2" svg:font-family="Tahoma"/>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paragraph-properties fo:margin-left="2.491cm" fo:margin-right="0cm" fo:text-indent="-0.635cm" style:auto-text-indent="false"/>
    </style:style>
    <style:style style:name="P3" style:family="paragraph" style:parent-style-name="Standard" style:list-style-name="L1">
      <style:paragraph-properties fo:margin-left="2.491cm" fo:margin-right="0cm" fo:text-indent="-0.635cm" style:auto-text-indent="false"/>
    </style:style>
    <style:style style:name="P4" style:family="paragraph" style:parent-style-name="Standard" style:list-style-name="L1">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text-properties fo:color="#000000" style:font-name="Times New Roman" fo:font-size="12pt" style:font-name-asian="Tahoma" style:font-size-asian="12pt" style:font-name-complex="Tahoma" style:font-size-complex="12pt"/>
    </style:style>
    <style:style style:name="P6" style:family="paragraph" style:parent-style-name="Standard" style:list-style-name="L1">
      <style:paragraph-properties fo:margin-left="1.245cm" fo:margin-right="0cm" fo:text-indent="-0.635cm" style:auto-text-indent="false"/>
    </style:style>
    <style:style style:name="P7" style:family="paragraph" style:parent-style-name="Heading_20_1">
      <style:paragraph-properties fo:text-align="center" style:justify-single-word="false"/>
      <style:text-properties fo:language="en" fo:country="NZ" style:language-asian="zxx" style:country-asian="none" style:language-complex="zxx" style:country-complex="none"/>
    </style:style>
    <style:style style:name="P8" style:family="paragraph" style:parent-style-name="Heading_20_2">
      <style:text-properties fo:color="#000000" style:font-name="Arial" fo:font-size="14pt" style:font-name-asian="Tahoma" style:font-size-asian="14pt" style:font-name-complex="Tahoma" style:font-size-complex="14pt"/>
    </style:style>
    <style:style style:name="P9" style:family="paragraph" style:parent-style-name="Heading_20_2">
      <style:paragraph-properties fo:margin-left="0cm" fo:margin-right="0cm" fo:text-indent="0cm" style:auto-text-indent="false"/>
    </style:style>
    <style:style style:name="T1" style:family="text">
      <style:text-properties fo:color="#000000" style:font-name="Times New Roman" fo:font-size="12pt" style:font-name-asian="Tahoma" style:font-size-asian="12pt" style:font-name-complex="Tahoma" style:font-size-complex="12pt"/>
    </style:style>
    <style:style style:name="T2" style:family="text">
      <style:text-properties fo:color="#000000" style:text-position="super 58%" style:font-name="Times New Roman" fo:font-size="12pt" style:font-name-asian="Tahoma" style:font-size-asian="12pt" style:font-name-complex="Tahoma" style:font-size-complex="12pt"/>
    </style:style>
    <style:style style:name="T3" style:family="text">
      <style:text-properties fo:color="#000000" style:text-underline-style="none" style:font-name-asian="Tahoma" style:font-name-complex="Tahoma"/>
    </style:style>
    <style:style style:name="T4" style:family="text">
      <style:text-properties fo:color="#0047ff" style:font-name-asian="Tahoma" style:font-name-complex="Tahoma"/>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A Brief Proposal for a Master's Thesis</text:h>
      <text:list xml:id="list33619514" text:style-name="L1">
        <text:list-item>
          <text:p text:style-name="P1">Area I'm interested in</text:p>
        </text:list-item>
        <text:list-item>
          <text:p text:style-name="P3">Educational Games to teach computer sceince</text:p>
        </text:list-item>
        <text:list-item>
          <text:p text:style-name="P3">Computational thinking in particular is interesting</text:p>
        </text:list-item>
      </text:list>
      <text:h text:style-name="Heading_20_2" text:outline-level="2">Area I'm interested in</text:h>
      <text:list xml:id="list33612364" text:continue-numbering="true" text:style-name="L1">
        <text:list-header>
          <text:p text:style-name="P4">The area I am interested reasearching is serious games, in particular educational games for teaching computer sceince. Computational thinking is a topic that interests me in particular and I think it could be tuaght quite well with an educational game. Jeannette M. Wing has stated a "Grand Vision" for the feild of computational thinking: "<text:span text:style-name="T1">Computational thinking will be a fundamental skill used by everyone in the world by the middle of the 21</text:span><text:span text:style-name="T2">st</text:span><text:span text:style-name="T1"> Century.", I think an effective way of persuing this goal would be through a game that teaches computational thinking intriniscly through it's gameplay, perhaps without the player evening being aware of it.</text:span></text:p>
        </text:list-header>
      </text:list>
      <text:p text:style-name="P5"/>
      <text:list xml:id="list33620295" text:continue-numbering="true" text:style-name="L1">
        <text:list-item>
          <text:p text:style-name="P6">What about educational games interests me</text:p>
        </text:list-item>
        <text:list-item>
          <text:p text:style-name="P3">Gives games value in some way other than just entertainment</text:p>
        </text:list-item>
        <text:list-item>
          <text:p text:style-name="P3">Why aren't gamers playing educational games?</text:p>
        </text:list-item>
      </text:list>
      <text:h text:style-name="P8" text:outline-level="2">What about educational games interests me</text:h>
      <text:p text:style-name="Text_20_body"><text:span text:style-name="T1">As discussed by James Paul Gee in chapter 2 of (!!! what book did that come from???) modern video games often have steep learning curves but are however able to evectively teach the users how to play, whilst still keeping the game fun. This tells me that video games have found a way to not only motivate people to learn things, but to do as such in their own time effectively, for entertainments sake. According to game spot a recent study has found gamers are playing games for an average of 16 hours a week (</text:span><text:a xlink:type="simple" xlink:href="http://www.gamespot.com/news/6264092/time-spent-gaming-on-the-rise-npd"><text:span text:style-name="T4">http://www.gamespot.com/news/6264092/time-spent-gaming-on-the-rise-npd</text:span></text:a><text:a xlink:type="simple" xlink:href="http://www.gamespot.com/news/6264092/time-spent-gaming-on-the-rise-npd"><text:span text:style-name="T3">, unfortuanatly they did not provide a reference for the article), however most of the games being played only offer enterianment value, the player does take anything else away from these 16 hours a week. So given that gamers are already investing alot of time into learning from games my goal is to see if we can build games that will have this learning count for something other than entertainment, such as teaching computational thinking, while still having gamers just as motivated to play them.</text:span></text:a></text:p>
      <text:p text:style-name="Text_20_body"><text:a xlink:type="simple" xlink:href="http://www.gamespot.com/news/6264092/time-spent-gaming-on-the-rise-npd"><text:span text:style-name="T3"/></text:a></text:p>
      <text:p text:style-name="Text_20_body"><text:a xlink:type="simple" xlink:href="http://www.gamespot.com/news/6264092/time-spent-gaming-on-the-rise-npd"><text:span text:style-name="T3">I have used the word learning a fair bit without explaining what I mean by it, one could be tempted to say that what I am looking to teach and what games teach are in fact very different things, however I do not beleive that this is the case. Mordern games can tend to have steep learning curves, I know this particularly well myself as a gamer. Strateigy games such as Star Craft 2 are good examples of games with steep learning curves, in Star Craft 2 most players will still find themselves learning new things about the game mechanics and rules as well as learning new stratigies, even if they have already played the game hundreds of times. The kind of learning I am talking about with these games is not limited to just learning simple gameplay mechanics, like how to run or jump, nor facts about the game such as the name of a weapon. I think games teach at higher levels as well lower levels, for example the game Portal requires players to learn to think about problems in a new way to solve puzzles, which is exactly what I want to acheive when teaching computational thinking.</text:span></text:a></text:p>
      <text:list xml:id="list33634798" text:continue-numbering="true" text:style-name="L1">
        <text:list-item>
          <text:p text:style-name="P6">Previous research</text:p>
        </text:list-item>
        <text:list-item>
          <text:p text:style-name="P3">Educational games aren't as successful because of lower budgets</text:p>
        </text:list-item>
        <text:list-item>
          <text:p text:style-name="P3">Gamers aren't interested in educational games and are in fact wary of them</text:p>
        </text:list-item>
      </text:list>
      <text:h text:style-name="Heading_20_2" text:outline-level="2"><text:soft-page-break/>Previous Reseach</text:h>
      <text:p text:style-name="Text_20_body">Previous research shows that gamers are not interested in playing educational games and are, in fact, wary of them. In addition educational games havn't acheived as much comercial success as ordinary video games, and most research attributes this to lower budgets. Gee (Again I don't know the book...) argues that while budget is certainly an issue that there is another issue with the way people perceive educational games.</text:p>
      <text:list xml:id="list33628011" text:continue-numbering="true" text:style-name="L1">
        <text:list-item>
          <text:p text:style-name="P6">What do I want to answer?</text:p>
        </text:list-item>
        <text:list-item>
          <text:p text:style-name="P3">If educational games are not successful because of budget, why do gamers choose low budget games over them?</text:p>
        </text:list-item>
        <text:list-item>
          <text:p text:style-name="P3">Why aren't gamers interested in educational games, expecially today when popular games have such steep learning curves? If one was going to invest such time into learning a game, why not take something away from it</text:p>
        </text:list-item>
        <text:list-item>
          <text:p text:style-name="P3">Is a gamers weariness of educational games just a mind set or are they neccisarily less fun?</text:p>
        </text:list-item>
        <text:list-item>
          <text:p text:style-name="P6">How will I answer these questions</text:p>
        </text:list-item>
        <text:list-item>
          <text:p text:style-name="P3">Compare and contrast successful low budget games with eductional games, how much does budget really come into it?</text:p>
        </text:list-item>
        <text:list-item>
          <text:p text:style-name="P3">Making a game that teaches something without ever telling the player that it is an educational game could get past gamers wariness of educational games, from there I could see if gamers are still weary of the game. The topic for this sort of game would need to be something that can be learnt through playing a fairly typicial game. Some popular mordern games (such as Portal) require the player to learn to think in different ways to solve puzzles, I think using a similar methaphor I could teach computational thinking without the player even knowing they've learnt it.</text:p>
        </text:list-item>
      </text:list>
      <text:p text:style-name="P2"/>
      <text:h text:style-name="P9" text:outline-level="2">What I would like to do</text:h>
      <text:p text:style-name="Standard">I am interested in exploring the ideas put foward by James Pual Gee. My research could entail investigating the mind sets gamers have about educational games and how well the techniques Gee describes could be used to create an educational game. One possible practicial implementation of these ideas could a game that tries to hide the fact that it is an educational game to avoid the issues that come with gamer's mind sets. I think this could be achieved by using the example set by Portal to create a game that teaches computational think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2" svg:font-family="Tahoma"/>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03H09M25S</meta:editing-duration>
    <meta:editing-cycles>10</meta:editing-cycles>
    <meta:generator>OpenOffice.org/3.1$Win32 OpenOffice.org_project/310m19$Build-9420</meta:generator>
    <dc:date>2011-08-11T13:50:07.17</dc:date>
    <dc:creator>Benjamin Gibson</dc:creator>
    <meta:document-statistic meta:table-count="0" meta:image-count="0" meta:object-count="0" meta:page-count="2" meta:paragraph-count="26" meta:word-count="951" meta:character-count="5515"/>
    <meta:user-defined meta:name="Info 1"/>
    <meta:user-defined meta:name="Info 2"/>
    <meta:user-defined meta:name="Info 3"/>
    <meta:user-defined meta:name="Info 4"/>
  </office:meta>
</office:document-meta>
</file>